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f80" officeooo:paragraph-rsid="00139f80"/>
    </style:style>
    <style:style style:name="P2" style:family="paragraph" style:parent-style-name="Standard">
      <style:text-properties officeooo:rsid="00139f80" officeooo:paragraph-rsid="0013a317"/>
    </style:style>
    <style:style style:name="P3" style:family="paragraph" style:parent-style-name="Standard">
      <style:text-properties officeooo:paragraph-rsid="00139f80"/>
    </style:style>
    <style:style style:name="P4" style:family="paragraph" style:parent-style-name="Standard">
      <style:text-properties fo:color="#2a6099"/>
    </style:style>
    <style:style style:name="P5" style:family="paragraph" style:parent-style-name="Standard">
      <style:text-properties fo:color="#2a6099" officeooo:rsid="00139f80" officeooo:paragraph-rsid="00139f80"/>
    </style:style>
    <style:style style:name="T1" style:family="text">
      <style:text-properties officeooo:rsid="00139f80"/>
    </style:style>
    <style:style style:name="T2" style:family="text">
      <style:text-properties fo:color="#2a6099" officeooo:rsid="00139f80"/>
    </style:style>
    <style:style style:name="T3" style:family="text">
      <style:text-properties officeooo:rsid="0013a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>A (a0, a1, {a2})<text:line-break/>CP: {a0}</text:p>
      <text:p text:style-name="P1"/>
      <text:p text:style-name="P5">A (a0, a1)<text:line-break/>CP: {a}<text:line-break/></text:p>
      <text:p text:style-name="P5">A’ (a0, a2)<text:line-break/>CP: {a0, a2}<text:line-break/>CAj: {a0} → A.a0</text:p>
      <text:p text:style-name="P1"/>
      <text:p text:style-name="P1"/>
      <text:p text:style-name="P2">Ejercicio<text:span text:style-name="T3">2</text:span></text:p>
      <text:p text:style-name="P2">EMPRESA (cif, nombre, direccion, {socios})<text:line-break/>CP: {cif}</text:p>
      <text:p text:style-name="P2"/>
      <text:p text:style-name="P4">EMPRESA (cif, nombre, direccion)<text:line-break/>CP: {cif}<text:line-break/></text:p>
      <text:p text:style-name="P4">SOCIO_EMPRESA (cif_empresa, socio)<text:line-break/>CP: {cif_empresa, socio}<text:line-break/>CAj: {cif_empresa} → EMPRESA.cif</text:p>
      <text:p text:style-name="P2"/>
      <text:p text:style-name="P1"/>
      <text:p text:style-name="P1">Ejercicio <text:span text:style-name="T3">3</text:span></text:p>
      <text:p text:style-name="P1">CONCIERTO (codigo, artista, {fechas}<text:line-break/>CP: {codigo}</text:p>
      <text:p text:style-name="P1"/>
      <text:p text:style-name="P5">CONCIERTO (codigo, artista)<text:line-break/>CP: {codigo}<text:line-break/></text:p>
      <text:p text:style-name="P5">FECHA_CONCIERTO (cod_concierto, fecha)<text:line-break/>CP: {cod_concierto, fecha}<text:line-break/>CAj: {cod_concierto} → CONCIERTO.codigo</text:p>
      <text:p text:style-name="P1"/>
      <text:p text:style-name="P1"/>
      <text:p text:style-name="P1">Ejercicio4</text:p>
      <text:p text:style-name="P3"><text:span text:style-name="T1">VENDEDOR (dni, nombre, categoria, {zonas})<text:line-break/>CP: {dni}<text:line-break/><text:line-break/></text:span><text:span text:style-name="T2">VENDEDOR (dni, nombre, categoria)<text:line-break/>CP: {dni}</text:span></text:p>
      <text:p text:style-name="P5"/>
      <text:p text:style-name="P5">VENDEDOR_ZONA(dni_vendedor, zona)<text:line-break/>CP: {dni_vendedor, zona}<text:line-break/>CAj: {dni_vendedor} → VENDEDOR.dn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2:32:54.449793985</meta:creation-date>
    <dc:date>2021-11-08T12:42:12.260684548</dc:date>
    <meta:editing-duration>PT9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93" meta:character-count="699" meta:non-whitespace-character-count="617"/>
  </office:meta>
</office:document-meta>
</file>